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8694in" fo:margin-left="-0.075in" table:align="left" style:writing-mode="lr-tb"/>
    </style:style>
    <style:style style:name="Table1.A" style:family="table-column">
      <style:table-column-properties style:column-width="0.6361in"/>
    </style:style>
    <style:style style:name="Table1.B" style:family="table-column">
      <style:table-column-properties style:column-width="0.7917in"/>
    </style:style>
    <style:style style:name="Table1.C" style:family="table-column">
      <style:table-column-properties style:column-width="3.25in"/>
    </style:style>
    <style:style style:name="Table1.D" style:family="table-column">
      <style:table-column-properties style:column-width="2.191in"/>
    </style:style>
    <style:style style:name="Table1.1" style:family="table-row">
      <style:table-row-properties fo:keep-together="auto"/>
    </style:style>
    <style:style style:name="Table1.A1" style:family="table-cell">
      <style:table-cell-properties style:vertical-align="middle" fo:padding-left="0.075in" fo:padding-right="0.075in" fo:padding-top="0in" fo:padding-bottom="0in" fo:border-left="0.75pt solid #000001" fo:border-right="0.75pt solid #000001" fo:border-top="0.75pt solid #000001" fo:border-bottom="none"/>
    </style:style>
    <style:style style:name="Table1.A2" style:family="table-cell">
      <style:table-cell-properties style:vertical-align="middle" fo:padding-left="0.075in" fo:padding-right="0.075in" fo:padding-top="0in" fo:padding-bottom="0in" fo:border-left="0.75pt solid #000001" fo:border-right="none" fo:border-top="0.75pt solid #000001" fo:border-bottom="none"/>
    </style:style>
    <style:style style:name="Table1.B2" style:family="table-cell">
      <style:table-cell-properties style:vertical-align="middle" fo:padding-left="0.075in" fo:padding-right="0.075in" fo:padding-top="0in" fo:padding-bottom="0in" fo:border-left="none" fo:border-right="0.75pt solid #000001" fo:border-top="0.75pt solid #000001" fo:border-bottom="none"/>
    </style:style>
    <style:style style:name="Table1.A3" style:family="table-cell">
      <style:table-cell-properties style:vertical-align="middle" fo:padding-left="0.075in" fo:padding-right="0.075in" fo:padding-top="0in" fo:padding-bottom="0in" fo:border-left="0.75pt solid #000001" fo:border-right="none" fo:border-top="0.75pt solid #000001" fo:border-bottom="0.75pt solid #000001"/>
    </style:style>
    <style:style style:name="Table1.B3" style:family="table-cell">
      <style:table-cell-properties style:vertical-align="middle" fo:padding-left="0.075in" fo:padding-right="0.075in" fo:padding-top="0in" fo:padding-bottom="0in" fo:border-left="none" fo:border-right="0.75pt solid #000001" fo:border-top="0.75pt solid #000001" fo:border-bottom="0.75pt solid #000001"/>
    </style:style>
    <style:style style:name="Table1.C3" style:family="table-cell">
      <style:table-cell-properties style:vertical-align="middle" fo:padding-left="0.075in" fo:padding-right="0.075in" fo:padding-top="0in" fo:padding-bottom="0in" fo:border="0.75pt solid #000001"/>
    </style:style>
    <style:style style:name="Table1.A4" style:family="table-cell">
      <style:table-cell-properties style:vertical-align="middle" fo:padding-left="0.075in" fo:padding-right="0.075in" fo:padding-top="0in" fo:padding-bottom="0in" fo:border-left="0.75pt solid #000001" fo:border-right="none" fo:border-top="none" fo:border-bottom="0.75pt solid #000001"/>
    </style:style>
    <style:style style:name="Table1.B4" style:family="table-cell">
      <style:table-cell-properties style:vertical-align="middle" fo:padding-left="0.075in" fo:padding-right="0.075in" fo:padding-top="0in" fo:padding-bottom="0in" fo:border-left="none" fo:border-right="0.75pt solid #000001" fo:border-top="none" fo:border-bottom="0.75pt solid #000001"/>
    </style:style>
    <style:style style:name="Table1.C4" style:family="table-cell">
      <style:table-cell-properties style:vertical-align="middle" fo:padding-left="0.075in" fo:padding-right="0.075in" fo:padding-top="0in" fo:padding-bottom="0in" fo:border-left="0.75pt solid #000001" fo:border-right="0.75pt solid #000001" fo:border-top="none" fo:border-bottom="0.75pt solid #000001"/>
    </style:style>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tab-stops>
          <style:tab-stop style:position="1in"/>
          <style:tab-stop style:position="1.25in"/>
        </style:tab-stops>
      </style:paragraph-properties>
    </style:style>
    <style:style style:name="P3" style:family="paragraph" style:parent-style-name="Standard">
      <style:paragraph-properties fo:text-align="justify" style:justify-single-word="false">
        <style:tab-stops>
          <style:tab-stop style:position="1.25in"/>
        </style:tab-stops>
      </style:paragraph-properties>
    </style:style>
    <style:style style:name="P4" style:family="paragraph" style:parent-style-name="Standard">
      <style:paragraph-properties>
        <style:tab-stops>
          <style:tab-stop style:position="0.5in"/>
          <style:tab-stop style:position="1.25in"/>
        </style:tab-stops>
      </style:paragraph-properties>
    </style:style>
    <style:style style:name="P5" style:family="paragraph" style:parent-style-name="Standard">
      <style:paragraph-properties fo:line-height="150%" fo:text-align="justify" style:justify-single-word="false">
        <style:tab-stops>
          <style:tab-stop style:position="1.25in"/>
        </style:tab-stops>
      </style:paragraph-properties>
    </style:style>
    <style:style style:name="P6" style:family="paragraph" style:parent-style-name="Standard">
      <style:paragraph-properties fo:margin-top="0in" fo:margin-bottom="0.1665in">
        <style:tab-stops>
          <style:tab-stop style:position="1in"/>
          <style:tab-stop style:position="1.25in"/>
        </style:tab-stops>
      </style:paragraph-properties>
      <style:text-properties style:font-name="Times New Roman" fo:font-size="12pt" fo:font-weight="bold" style:font-size-asian="12pt" style:font-weight-asian="bold" style:font-size-complex="12pt"/>
    </style:style>
    <style:style style:name="P7" style:family="paragraph" style:parent-style-name="Standard">
      <style:paragraph-properties fo:margin-top="0in" fo:margin-bottom="0.1665in">
        <style:tab-stops>
          <style:tab-stop style:position="1in"/>
          <style:tab-stop style:position="1.25in"/>
        </style:tab-stops>
      </style:paragraph-properties>
    </style:style>
    <style:style style:name="P8" style:family="paragraph" style:parent-style-name="Standard">
      <style:paragraph-properties fo:margin-top="0in" fo:margin-bottom="0in"/>
    </style:style>
    <style:style style:name="P9" style:family="paragraph" style:parent-style-name="Standard" style:list-style-name="WWNum5">
      <style:paragraph-properties fo:margin-top="0in" fo:margin-bottom="0in">
        <style:tab-stops>
          <style:tab-stop style:position="1in"/>
          <style:tab-stop style:position="1.25in"/>
        </style:tab-stops>
      </style:paragraph-properties>
    </style:style>
    <style:style style:name="P10" style:family="paragraph" style:parent-style-name="Standard">
      <style:paragraph-properties fo:margin-top="0in" fo:margin-bottom="0in" fo:line-height="150%"/>
    </style:style>
    <style:style style:name="P11" style:family="paragraph" style:parent-style-name="Standard">
      <style:paragraph-properties fo:margin-top="0in" fo:margin-bottom="0in" fo:line-height="150%" fo:text-align="center" style:justify-single-word="false"/>
    </style:style>
    <style:style style:name="P12" style:family="paragraph" style:parent-style-name="Standard">
      <style:paragraph-properties fo:margin-top="0in" fo:margin-bottom="0in" fo:line-height="150%"/>
      <style:text-properties style:font-name="Times" fo:font-size="12pt" style:font-size-asian="12pt" style:font-size-complex="12pt"/>
    </style:style>
    <style:style style:name="P13" style:family="paragraph" style:parent-style-name="Standard">
      <style:paragraph-properties fo:margin-top="0in" fo:margin-bottom="0in" fo:line-height="100%"/>
      <style:text-properties style:font-name="Times New Roman" fo:font-size="12pt" style:font-size-asian="12pt" style:font-size-complex="12pt" style:language-complex="he" style:country-complex="IL"/>
    </style:style>
    <style:style style:name="P14" style:family="paragraph" style:parent-style-name="Standard">
      <style:paragraph-properties fo:margin-top="0in" fo:margin-bottom="0in" fo:line-height="100%"/>
      <style:text-properties style:font-name="Times New Roman" fo:font-size="12pt" style:text-underline-style="solid" style:text-underline-width="auto" style:text-underline-color="font-color" fo:font-weight="bold" style:font-size-asian="12pt" style:font-weight-asian="bold" style:font-size-complex="12pt" style:language-complex="he" style:country-complex="IL"/>
    </style:style>
    <style:style style:name="P15" style:family="paragraph" style:parent-style-name="Standard">
      <style:paragraph-properties fo:margin-top="0in" fo:margin-bottom="0in" fo:line-height="100%"/>
    </style:style>
    <style:style style:name="P16" style:family="paragraph" style:parent-style-name="Standard">
      <style:paragraph-properties fo:margin-top="0in" fo:margin-bottom="0in" fo:line-height="100%" fo:padding="0.0138in" fo:border="0.51pt solid #00000a"/>
      <style:text-properties style:font-name="Times New Roman" fo:font-size="12pt" style:text-underline-style="solid" style:text-underline-width="auto" style:text-underline-color="font-color" fo:font-weight="bold" style:font-size-asian="12pt" style:font-weight-asian="bold" style:font-size-complex="12pt"/>
    </style:style>
    <style:style style:name="P17" style:family="paragraph" style:parent-style-name="Standard" style:master-page-name="Converted1">
      <style:paragraph-properties fo:margin-top="0in" fo:margin-bottom="0in" fo:line-height="100%" style:page-number="auto" fo:padding="0.0138in" fo:border="0.51pt solid #00000a"/>
    </style:style>
    <style:style style:name="P18" style:family="paragraph" style:parent-style-name="Standard" style:master-page-name="Converted2">
      <style:paragraph-properties fo:margin-top="0in" fo:margin-bottom="0in" fo:line-height="100%" style:page-number="auto"/>
      <style:text-properties style:language-complex="he" style:country-complex="IL"/>
    </style:style>
    <style:style style:name="P19" style:family="paragraph" style:parent-style-name="Standard">
      <style:paragraph-properties fo:margin-left="0.5in" fo:margin-right="0in" fo:line-height="150%" fo:text-indent="0in" style:auto-text-indent="false">
        <style:tab-stops>
          <style:tab-stop style:position="0.5in"/>
          <style:tab-stop style:position="1.25in"/>
        </style:tab-stops>
      </style:paragraph-properties>
      <style:text-properties style:font-name="Times New Roman" fo:font-size="12pt" style:font-size-asian="12pt" style:font-size-complex="12pt"/>
    </style:style>
    <style:style style:name="P20" style:family="paragraph" style:parent-style-name="Standard">
      <style:paragraph-properties fo:margin-left="0.5in" fo:margin-right="0in" fo:margin-top="0in" fo:margin-bottom="0in" fo:line-height="100%" fo:text-indent="0in" style:auto-text-indent="false"/>
    </style:style>
    <style:style style:name="P21" style:family="paragraph" style:parent-style-name="Standard">
      <style:paragraph-properties fo:margin-left="0.25in" fo:margin-right="0in" fo:text-indent="0in" style:auto-text-indent="false">
        <style:tab-stops>
          <style:tab-stop style:position="0.5in"/>
          <style:tab-stop style:position="1.25in"/>
        </style:tab-stops>
      </style:paragraph-properties>
    </style:style>
    <style:style style:name="P22" style:family="paragraph" style:parent-style-name="Standard">
      <style:paragraph-properties fo:margin-left="1in" fo:margin-right="0in" fo:text-align="justify" style:justify-single-word="false" fo:text-indent="0in" style:auto-text-indent="false">
        <style:tab-stops>
          <style:tab-stop style:position="1in"/>
          <style:tab-stop style:position="1.25in"/>
        </style:tab-stops>
      </style:paragraph-properties>
      <style:text-properties style:font-name="Times New Roman" fo:font-size="12pt" style:font-size-asian="12pt" style:font-size-complex="12pt"/>
    </style:style>
    <style:style style:name="P23" style:family="paragraph" style:parent-style-name="Standard" style:master-page-name="Standard">
      <style:paragraph-properties fo:text-align="center" style:justify-single-word="false" style:page-number="auto"/>
    </style:style>
    <style:style style:name="P24" style:family="paragraph" style:parent-style-name="Standard">
      <style:paragraph-properties fo:margin-left="2.25in" fo:margin-right="0in" fo:text-align="justify" style:justify-single-word="false" fo:text-indent="-1.75in" style:auto-text-indent="false">
        <style:tab-stops>
          <style:tab-stop style:position="1.25in"/>
        </style:tab-stops>
      </style:paragraph-properties>
      <style:text-properties style:font-name="Times New Roman" fo:font-size="12pt" style:font-size-asian="12pt" style:font-size-complex="12pt"/>
    </style:style>
    <style:style style:name="P25" style:family="paragraph" style:parent-style-name="Standard">
      <style:paragraph-properties fo:margin-left="2.25in" fo:margin-right="0in" fo:text-align="justify" style:justify-single-word="false" fo:text-indent="-1.75in" style:auto-text-indent="false">
        <style:tab-stops>
          <style:tab-stop style:position="1.25in"/>
        </style:tab-stops>
      </style:paragraph-properties>
    </style:style>
    <style:style style:name="P26" style:family="paragraph" style:parent-style-name="Style">
      <style:paragraph-properties fo:margin-left="0.0134in" fo:margin-right="0in" fo:margin-top="0.1264in" fo:margin-bottom="0in" fo:line-height="150%" fo:text-align="justify" style:justify-single-word="false" fo:text-indent="0.2366in" style:auto-text-indent="false"/>
    </style:style>
    <style:style style:name="P27" style:family="paragraph" style:parent-style-name="Style">
      <style:paragraph-properties fo:margin-left="0in" fo:margin-right="0.0028in" fo:line-height="150%" fo:text-align="justify" style:justify-single-word="false" fo:text-indent="0.25in" style:auto-text-indent="false"/>
    </style:style>
    <style:style style:name="P28" style:family="paragraph" style:parent-style-name="Style">
      <style:paragraph-properties fo:margin-left="0in" fo:margin-right="0.0028in" fo:line-height="115%" fo:text-align="justify" style:justify-single-word="false" fo:text-indent="0.25in" style:auto-text-indent="false"/>
      <style:text-properties style:language-complex="he" style:country-complex="IL"/>
    </style:style>
    <style:style style:name="P29" style:family="paragraph" style:parent-style-name="Style">
      <style:paragraph-properties fo:margin-left="0in" fo:margin-right="0.0028in" fo:margin-top="0in" fo:margin-bottom="0.1665in" fo:line-height="115%" fo:text-align="justify" style:justify-single-word="false" fo:text-indent="0.25in" style:auto-text-indent="false"/>
    </style:style>
    <style:style style:name="P30" style:family="paragraph" style:parent-style-name="Style">
      <style:paragraph-properties fo:margin-left="0in" fo:margin-right="0.0028in" fo:margin-top="0in" fo:margin-bottom="0.1665in" fo:line-height="115%" fo:text-align="justify" style:justify-single-word="false" fo:text-indent="0.25in" style:auto-text-indent="false" fo:break-before="page"/>
    </style:style>
    <style:style style:name="P31" style:family="paragraph" style:parent-style-name="Style">
      <style:paragraph-properties fo:margin-left="0.5in" fo:margin-right="0in" fo:margin-top="0in" fo:margin-bottom="0.0835in" fo:line-height="115%" fo:text-align="justify" style:justify-single-word="false" fo:text-indent="-0.5in" style:auto-text-indent="false" fo:padding="0.0138in" fo:border="0.51pt solid #00000a"/>
    </style:style>
    <style:style style:name="P32" style:family="paragraph" style:parent-style-name="Style">
      <style:paragraph-properties fo:margin-left="0in" fo:margin-right="0.0028in" fo:margin-top="0in" fo:margin-bottom="0.1665in" fo:line-height="115%" fo:text-align="justify" style:justify-single-word="false" fo:text-indent="0in" style:auto-text-indent="false"/>
    </style:style>
    <style:style style:name="P33" style:family="paragraph" style:parent-style-name="Style">
      <style:paragraph-properties fo:margin-left="0in" fo:margin-right="0.0028in" fo:line-height="115%" fo:text-align="justify" style:justify-single-word="false" fo:text-indent="0in" style:auto-text-indent="false"/>
    </style:style>
    <style:style style:name="P34" style:family="paragraph" style:parent-style-name="Style">
      <style:paragraph-properties fo:margin-left="0in" fo:margin-right="0.0028in" fo:line-height="115%" fo:text-align="justify" style:justify-single-word="false" fo:text-indent="0in" style:auto-text-indent="false">
        <style:tab-stops>
          <style:tab-stop style:position="0.6252in"/>
          <style:tab-stop style:position="1.75in"/>
          <style:tab-stop style:position="1.9374in"/>
          <style:tab-stop style:position="3.25in"/>
        </style:tab-stops>
      </style:paragraph-properties>
    </style:style>
    <style:style style:name="P35" style:family="paragraph" style:parent-style-name="Style">
      <style:paragraph-properties fo:margin-left="0in" fo:margin-right="0.0028in" fo:line-height="115%" fo:text-align="justify" style:justify-single-word="false" fo:text-indent="0in" style:auto-text-indent="false"/>
      <style:text-properties style:language-complex="he" style:country-complex="IL"/>
    </style:style>
    <style:style style:name="P36" style:family="paragraph" style:parent-style-name="Style">
      <style:paragraph-properties fo:margin-left="0in" fo:margin-right="0.0028in" fo:line-height="115%" fo:text-align="justify" style:justify-single-word="false" fo:text-indent="0in" style:auto-text-indent="false">
        <style:tab-stops>
          <style:tab-stop style:position="0.6252in"/>
          <style:tab-stop style:position="1.75in"/>
          <style:tab-stop style:position="1.9374in"/>
          <style:tab-stop style:position="3.25in"/>
        </style:tab-stops>
      </style:paragraph-properties>
      <style:text-properties style:language-complex="he" style:country-complex="IL"/>
    </style:style>
    <style:style style:name="P37" style:family="paragraph" style:parent-style-name="Style">
      <style:paragraph-properties fo:margin-left="0in" fo:margin-right="0.0028in" fo:text-align="justify" style:justify-single-word="false" fo:text-indent="0in" style:auto-text-indent="false">
        <style:tab-stops>
          <style:tab-stop style:position="0.8126in"/>
          <style:tab-stop style:position="1.75in"/>
          <style:tab-stop style:position="1.9374in"/>
          <style:tab-stop style:position="3.25in"/>
        </style:tab-stops>
      </style:paragraph-properties>
      <style:text-properties style:language-complex="he" style:country-complex="IL"/>
    </style:style>
    <style:style style:name="P38" style:family="paragraph" style:parent-style-name="Style">
      <style:paragraph-properties fo:margin-left="0in" fo:margin-right="0.0028in" fo:text-align="justify" style:justify-single-word="false" fo:text-indent="0in" style:auto-text-indent="false">
        <style:tab-stops>
          <style:tab-stop style:position="0.6252in"/>
          <style:tab-stop style:position="1.75in"/>
          <style:tab-stop style:position="1.9374in"/>
          <style:tab-stop style:position="3.25in"/>
        </style:tab-stops>
      </style:paragraph-properties>
      <style:text-properties style:language-complex="he" style:country-complex="IL"/>
    </style:style>
    <style:style style:name="P39" style:family="paragraph" style:parent-style-name="Style">
      <style:paragraph-properties fo:margin-left="0in" fo:margin-right="0.0028in" fo:text-align="justify" style:justify-single-word="false" fo:text-indent="0in" style:auto-text-indent="false">
        <style:tab-stops>
          <style:tab-stop style:position="0.8126in"/>
          <style:tab-stop style:position="1.75in"/>
          <style:tab-stop style:position="1.9374in"/>
          <style:tab-stop style:position="3.25in"/>
        </style:tab-stops>
      </style:paragraph-properties>
    </style:style>
    <style:style style:name="P40" style:family="paragraph" style:parent-style-name="Style">
      <style:paragraph-properties fo:margin-left="0in" fo:margin-right="0.0028in" fo:text-align="justify" style:justify-single-word="false" fo:text-indent="0in" style:auto-text-indent="false">
        <style:tab-stops>
          <style:tab-stop style:position="0.6252in"/>
          <style:tab-stop style:position="1.75in"/>
          <style:tab-stop style:position="1.9374in"/>
          <style:tab-stop style:position="3.25in"/>
        </style:tab-stops>
      </style:paragraph-properties>
    </style:style>
    <style:style style:name="P41" style:family="paragraph" style:parent-style-name="Style" style:master-page-name="Converted3">
      <style:paragraph-properties fo:margin-left="0in" fo:margin-right="0.0028in" fo:text-align="justify" style:justify-single-word="false" fo:text-indent="0in" style:auto-text-indent="false" style:page-number="auto">
        <style:tab-stops>
          <style:tab-stop style:position="0.6252in"/>
          <style:tab-stop style:position="1.75in"/>
          <style:tab-stop style:position="1.9374in"/>
          <style:tab-stop style:position="3.25in"/>
        </style:tab-stops>
      </style:paragraph-properties>
      <style:text-properties style:language-complex="he" style:country-complex="IL"/>
    </style:style>
    <style:style style:name="P42" style:family="paragraph" style:parent-style-name="Style">
      <style:paragraph-properties fo:margin-left="0.5in" fo:margin-right="0.0028in" fo:line-height="115%" fo:text-align="justify" style:justify-single-word="false" fo:text-indent="0in" style:auto-text-indent="false"/>
    </style:style>
    <style:style style:name="P43" style:family="paragraph" style:parent-style-name="Style">
      <style:paragraph-properties fo:margin-left="0.5in" fo:margin-right="0.0028in" fo:line-height="115%" fo:text-align="justify" style:justify-single-word="false" fo:text-indent="0in" style:auto-text-indent="false">
        <style:tab-stops>
          <style:tab-stop style:position="0.6252in"/>
          <style:tab-stop style:position="1.75in"/>
          <style:tab-stop style:position="1.9374in"/>
          <style:tab-stop style:position="3.25in"/>
        </style:tab-stops>
      </style:paragraph-properties>
    </style:style>
    <style:style style:name="P44" style:family="paragraph" style:parent-style-name="Style" style:master-page-name="Converted4">
      <style:paragraph-properties fo:margin-left="0in" fo:margin-right="0.0098in" fo:line-height="115%" fo:text-align="justify" style:justify-single-word="false" fo:text-indent="0in" style:auto-text-indent="false" style:page-number="auto"/>
    </style:style>
    <style:style style:name="P45" style:family="paragraph" style:parent-style-name="Style">
      <style:paragraph-properties fo:margin-left="1.5063in" fo:margin-right="0.0228in" fo:line-height="115%" fo:text-indent="0in" style:auto-text-indent="false"/>
    </style:style>
    <style:style style:name="P46" style:family="paragraph" style:parent-style-name="Style">
      <style:paragraph-properties fo:margin-left="1.5063in" fo:margin-right="0.0228in" fo:margin-top="0.0728in" fo:margin-bottom="0in" fo:line-height="115%" fo:text-indent="0in" style:auto-text-indent="false"/>
      <style:text-properties style:language-complex="he" style:country-complex="IL"/>
    </style:style>
    <style:style style:name="P47" style:family="paragraph" style:parent-style-name="Header">
      <style:paragraph-properties>
        <style:tab-stops>
          <style:tab-stop style:position="3.5626in" style:type="center"/>
          <style:tab-stop style:position="7.0626in" style:type="right"/>
        </style:tab-stops>
      </style:paragraph-properties>
    </style:style>
    <style:style style:name="P48" style:family="paragraph" style:parent-style-name="Footer">
      <style:paragraph-properties>
        <style:tab-stops>
          <style:tab-stop style:position="3.25in" style:type="center"/>
          <style:tab-stop style:position="7.0626in" style:type="right"/>
        </style:tab-stops>
      </style:paragraph-properties>
    </style:style>
    <style:style style:name="T1" style:family="text">
      <style:text-properties style:font-name="Times New Roman" fo:font-size="14pt" style:text-underline-style="solid" style:text-underline-width="auto" style:text-underline-color="font-color" fo:font-weight="bold" style:font-size-asian="14pt" style:font-weight-asian="bold" style:font-size-complex="14pt"/>
    </style:style>
    <style:style style:name="T2" style:family="text">
      <style:text-properties style:font-name="Times New Roman" fo:font-size="14pt" style:text-underline-style="solid" style:text-underline-width="auto" style:text-underline-color="font-color" fo:font-weight="bold" style:font-size-asian="14pt" style:font-weight-asian="bold" style:font-size-complex="14pt" style:language-complex="he" style:country-complex="IL"/>
    </style:style>
    <style:style style:name="T3" style:family="text">
      <style:text-properties style:font-name="Times New Roman" fo:font-size="14pt" fo:font-weight="bold" style:font-size-asian="14pt" style:font-weight-asian="bold" style:font-size-complex="14pt"/>
    </style:style>
    <style:style style:name="T4" style:family="text">
      <style:text-properties style:font-name="Times New Roman" fo:font-size="12pt" style:font-size-asian="12pt" style:font-size-complex="12pt"/>
    </style:style>
    <style:style style:name="T5" style:family="text">
      <style:text-properties style:font-name="Times New Roman" fo:font-size="12pt" style:font-size-asian="12pt" style:font-size-complex="12pt" style:language-complex="he" style:country-complex="IL"/>
    </style:style>
    <style:style style:name="T6" style:family="text">
      <style:text-properties style:font-name="Times New Roman" fo:font-size="12pt" fo:font-style="italic" style:font-size-asian="12pt" style:font-style-asian="italic" style:font-size-complex="12pt"/>
    </style:style>
    <style:style style:name="T7" style:family="text">
      <style:text-properties style:font-name="Times New Roman" fo:font-size="12pt" fo:font-weight="bold" style:font-size-asian="12pt" style:font-weight-asian="bold" style:font-size-complex="12pt"/>
    </style:style>
    <style:style style:name="T8" style:family="text">
      <style:text-properties fo:font-size="14pt" style:text-underline-style="solid" style:text-underline-width="auto" style:text-underline-color="font-color" fo:font-weight="bold" style:font-size-asian="14pt" style:font-weight-asian="bold" style:font-size-complex="14pt" style:language-complex="he" style:country-complex="IL"/>
    </style:style>
    <style:style style:name="T9" style:family="text">
      <style:text-properties fo:font-weight="bold" style:font-weight-asian="bold"/>
    </style:style>
    <style:style style:name="T10" style:family="text">
      <style:text-properties fo:font-weight="bold" style:font-weight-asian="bold" style:language-complex="he" style:country-complex="IL"/>
    </style:style>
    <style:style style:name="T11" style:family="text">
      <style:text-properties fo:font-style="italic" style:font-style-asian="italic" style:language-complex="he" style:country-complex="IL"/>
    </style:style>
    <style:style style:name="T12" style:family="text">
      <style:text-properties fo:font-style="italic" style:font-style-asian="italic" style:language-complex="he" style:country-complex="IL" style:font-style-complex="italic"/>
    </style:style>
    <style:style style:name="T13" style:family="text">
      <style:text-properties fo:color="#ff0000"/>
    </style:style>
    <style:style style:name="T14" style:family="text">
      <style:text-properties fo:color="#ff0000" style:font-name="Times New Roman" fo:font-size="12pt" style:text-underline-style="solid" style:text-underline-width="auto" style:text-underline-color="font-color" fo:font-weight="bold" style:font-size-asian="12pt" style:font-weight-asian="bold" style:font-size-complex="12pt"/>
    </style:style>
    <style:style style:name="T15" style:family="text">
      <style:text-properties style:language-complex="he" style:country-complex="IL"/>
    </style:style>
    <style:style style:name="T16" style:family="text">
      <style:text-properties style:font-name="Times" fo:font-size="14pt" fo:font-weight="bold" style:font-size-asian="14pt" style:font-weight-asian="bold" style:font-size-complex="14pt"/>
    </style:style>
    <style:style style:name="T17" style:family="text">
      <style:text-properties style:font-name="Times" fo:font-size="12pt" style:font-size-asian="12pt" style:font-size-complex="12pt"/>
    </style:style>
    <style:style style:name="T18" style:family="text">
      <style:text-properties style:font-name="Times" fo:font-size="12pt" fo:font-style="italic" style:font-size-asian="12pt" style:font-style-asian="italic" style:font-size-complex="12pt"/>
    </style:style>
    <style:style style:name="fr1" style:family="graphic" style:parent-style-name="Frame">
      <style:graphic-properties style:run-through="foreground" style:vertical-pos="from-top" style:vertical-rel="paragraph-content" style:horizontal-pos="from-left" style:horizontal-rel="paragraph-content" fo:padding="0.0591in" fo:border="0.06pt solid #000000"/>
    </style:style>
    <style:style style:name="fr2" style:family="graphic" style:parent-style-name="Frame">
      <style:graphic-properties style:run-through="foreground" style:vertical-pos="from-top" style:vertical-rel="paragraph-content" style:horizontal-pos="from-left" style:horizontal-rel="paragraph-content" fo:padding="0.0591in" fo:border="0.06pt solid #000000"/>
    </style:style>
    <style:style style:name="gr1" style:family="graphic">
      <style:graphic-properties draw:stroke="solid" svg:stroke-width="0in" svg:stroke-color="#a5a5a5" draw:stroke-linejoin="round" draw:fill="none" fo:min-height="0.5016in" fo:min-width="0.9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bc4542" draw:stroke-linejoin="round" draw:fill="none" fo:min-height="1.3665in" fo:min-width="0.14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in" svg:stroke-color="#bc4542" draw:stroke-linejoin="round" draw:fill="none" fo:min-height="0.4in" fo:min-width="0.14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in" svg:stroke-color="#bc4542" draw:stroke-linejoin="round" draw:fill="none" fo:min-height="1.1335in" fo:min-width="0.075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custom-shape text:anchor-type="paragraph" draw:z-index="0" draw:name="AutoShape 3" draw:style-name="gr1" svg:width="0.9276in" svg:height="0.5016in" svg:x="4.1665in" svg:y="0.4008in"><text:p/><draw:enhanced-geometry svg:viewBox="0 0 21600 21600" draw:type="mso-spt32" draw:enhanced-path="M 0 0 L 21600 21600 N"/></draw:custom-shape><draw:custom-shape text:anchor-type="paragraph" draw:z-index="2" draw:name="Left Brace 3" draw:style-name="gr2" svg:width="0.1421in" svg:height="1.3669in" svg:x="0in" svg:y="0.0016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5" draw:name="Left Brace 7" draw:style-name="gr3" svg:width="0.1421in" svg:height="0.4004in" svg:x="0in" svg:y="0.1764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6" draw:name="Left Brace 6" draw:style-name="gr4" svg:width="0.0752in" svg:height="1.1335in" svg:x="0in" svg:y="0.0098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span text:style-name="T1">PROGRAM 1</text:span></text:p>
      <text:p text:style-name="P1"><text:span text:style-name="T3">Due: February 22, 2013</text:span></text:p>
      <text:p text:style-name="P2"><text:span text:style-name="T4">Remember… you are to plan and write valid C++ code on your own, unless otherwise stated. <text:s/>Make sure you follow the </text:span><text:span text:style-name="T6">program guidelines</text:span><text:span text:style-name="T4"> posted on my home page.</text:span></text:p>
      <text:p text:style-name="P6"/>
      <text:p text:style-name="P7"><text:span text:style-name="T7">For the C++ assignment below, turn in: </text:span></text:p>
      <text:list xml:id="list1402785588" text:style-name="WWNum5">
        <text:list-item>
          <text:p text:style-name="P9"><text:span text:style-name="T4">Printed output using my redirect data file(s).</text:span></text:p>
        </text:list-item>
        <text:list-item>
          <text:p text:style-name="P9"><text:span text:style-name="T4">Printed program listing of all files.</text:span></text:p>
        </text:list-item>
        <text:list-item>
          <text:p text:style-name="P9"><text:span text:style-name="T4">Copy </text:span><text:span text:style-name="T14">all</text:span><text:span text:style-name="T4"> your files into a subdirectory in my account:</text:span></text:p>
        </text:list-item>
      </text:list>
      <text:p text:style-name="P19"><draw:frame draw:style-name="fr1" text:anchor-type="paragraph" svg:x="4.5209in" svg:y="0.0374in" svg:width="1.4272in" svg:height="0.302in" draw:z-index="1"><draw:text-box><text:p text:style-name="Frame_20_contents">this is a period</text:p></draw:text-box></draw:frame></text:p>
      <text:p text:style-name="P4"><text:span text:style-name="T4"><text:s text:c="12"/>mkdir <text:s/>~zimmer/csci380/132/p1done/yourlastname</text:span></text:p>
      <text:p text:style-name="P4"><text:span text:style-name="T4"><text:tab/>cp <text:s/>somefile <text:s text:c="3"/>~zimmer/csci380/132/p1done/lastname/</text:span><text:span text:style-name="T7">.</text:span></text:p>
      <text:p text:style-name="P21"><text:span text:style-name="T4"><text:tab/>chmod go-rwx ~zimmer/csci380/132/p1done/lastname</text:span></text:p>
      <text:p text:style-name="P21"><text:span text:style-name="T4"><text:tab/>chmod go-rwx ~zimmer/csci380/132/p1done/lastname/*</text:span></text:p>
      <text:p text:style-name="P22"/>
      <text:p text:style-name="P22"/>
      <text:p text:style-name="P5"><text:span text:style-name="T7">Plan and write the following C++ code:</text:span></text:p>
      <text:p text:style-name="P26"><text:span text:style-name="T15">You are to design and implement a small hypothetical micro programmed computer system we shall call the </text:span><text:span text:style-name="T12">SIM. </text:span><text:span text:style-name="T15"><text:s/>The goal is to convey the flavor of microprogramming, and especially how it may be used to implement a computer's machine language instruction set. </text:span></text:p>
      <text:p text:style-name="P27"><text:span text:style-name="T15">The </text:span><text:span text:style-name="T11">SIM</text:span><text:span text:style-name="T15"> has an </text:span><text:span text:style-name="T12">Accumulator </text:span><text:span text:style-name="T15">register, </text:span><text:span text:style-name="T12">AC, </text:span><text:span text:style-name="T15">which is involved in all arithmetic operations. The </text:span><text:span text:style-name="T11">SIM</text:span><text:span text:style-name="T15"> has 256 16-bit words of memory. Each instruction in the </text:span><text:span text:style-name="T11">SIM</text:span><text:span text:style-name="T15">’s machine language has two 8-bit fields: an </text:span><text:span text:style-name="T12">operation code </text:span><text:span text:style-name="T15">and a </text:span><text:span text:style-name="T12">storage address</text:span><text:span text:style-name="T15">. When we write the storage address in parentheses as (</text:span><text:span text:style-name="T11">address</text:span><text:span text:style-name="T15">), we mean "the contents of location </text:span><text:span text:style-name="T11">address</text:span><text:span text:style-name="T15">" The processor has an </text:span><text:span text:style-name="T12">Arithmetic and Logic Unit, ALU, </text:span><text:span text:style-name="T15">for performing certain arithmetic calculations. The </text:span><text:span text:style-name="T11">SIM’s</text:span><text:span text:style-name="T15"> machine language instruction set and registers are shown on the next page. </text:span></text:p>
      <text:p text:style-name="Footer"/>
      <text:p text:style-name="P17"><text:span text:style-name="T1">SIM Registers</text:span></text:p>
      <text:p text:style-name="P16"/>
      <text:p text:style-name="P31"><text:span text:style-name="T9">AC</text:span> (Accumulator Register) <text:span text:style-name="T15">This 16-bit register is involved in all arithmetic operations. One of the operands in each arithmetic operation must be in the Accumulator; the other must be in primary storage. </text:span></text:p>
      <text:p text:style-name="P31"><text:span text:style-name="T10">PC</text:span><text:span text:style-name="T15"> (Program Counter Register) This 8-bit regis</text:span><text:bookmark text:name="_GoBack"/><text:span text:style-name="T15">ter points to the location in primary storage of the next machine language instruction to be executed. </text:span></text:p>
      <text:p text:style-name="P31"><text:span text:style-name="T10">IR</text:span><text:span text:style-name="T15"> (Instruction Register) This register contains the current machine language instruction being executed.</text:span></text:p>
      <text:p text:style-name="P31"><text:span text:style-name="T10">MAR</text:span><text:span text:style-name="T15"> (Memory Address Register) This 8-bit register is involved in all references to primary storage. It holds the address of the location in primary storage being read from or written to.</text:span></text:p>
      <text:p text:style-name="P31"><text:span text:style-name="T10">MBR</text:span><text:span text:style-name="T15"> (Memory Buffer Register) This 16-bit register is also involved in all references to primary storage. It holds the data being written to or receives the data being read from primary storage at the location specified in the MAR.</text:span></text:p>
      <text:p text:style-name="P31"><text:span text:style-name="T10">TMPR</text:span><text:span text:style-name="T15"> (Temporary Register) This 16-bit register is used to extract the address portion (rightmost 8-bits) of the machine instruction in the MBR so that it may be placed in the MAR. (The SIM does not allow direct MBR to MAR transfer)</text:span></text:p>
      <text:p text:style-name="P31"><text:span text:style-name="T10">PSW</text:span><text:span text:style-name="T15"> (Process Status Register) This 16-bit register is used to hold the status information.</text:span></text:p>
      <text:p text:style-name="P28"/>
      <text:p text:style-name="P28"/>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P11"><text:span text:style-name="T16">SIM’s Machine Language Instruction set</text:span></text:p>
          </table:table-cell>
          <table:covered-table-cell/>
          <table:covered-table-cell/>
          <table:covered-table-cell/>
        </table:table-row>
        <table:table-row table:style-name="Table1.1">
          <table:table-cell table:style-name="Table1.A2" office:value-type="string">
            <text:p text:style-name="P10"><text:span text:style-name="T17">ADD</text:span></text:p>
          </table:table-cell>
          <table:table-cell table:style-name="Table1.B2" office:value-type="string">
            <text:p text:style-name="P10"><text:span text:style-name="T18">address </text:span></text:p>
          </table:table-cell>
          <table:table-cell table:style-name="Table1.A1" office:value-type="string">
            <text:p text:style-name="P10"><text:span text:style-name="T17">Add value at </text:span><text:span text:style-name="T18">address</text:span><text:span text:style-name="T17"> to AC register</text:span></text:p>
          </table:table-cell>
          <table:table-cell table:style-name="Table1.A1" office:value-type="string">
            <text:p text:style-name="P10"><text:span text:style-name="T17">AC  AC + (</text:span><text:span text:style-name="T18">address</text:span><text:span text:style-name="T17">)</text:span></text:p>
          </table:table-cell>
        </table:table-row>
        <table:table-row table:style-name="Table1.1">
          <table:table-cell table:style-name="Table1.A3" office:value-type="string">
            <text:p text:style-name="P10"><text:span text:style-name="T17">SUB</text:span></text:p>
          </table:table-cell>
          <table:table-cell table:style-name="Table1.B3" office:value-type="string">
            <text:p text:style-name="P10"><text:span text:style-name="T18">address</text:span></text:p>
          </table:table-cell>
          <table:table-cell table:style-name="Table1.C3" office:value-type="string">
            <text:p text:style-name="P10"><text:span text:style-name="T17">Subtract value at </text:span><text:span text:style-name="T18">address</text:span><text:span text:style-name="T17"> from AC register</text:span></text:p>
          </table:table-cell>
          <table:table-cell table:style-name="Table1.C3" office:value-type="string">
            <text:p text:style-name="P10"><text:span text:style-name="T17">AC  AC - (</text:span><text:span text:style-name="T18">address</text:span><text:span text:style-name="T17">)</text:span></text:p>
          </table:table-cell>
        </table:table-row>
        <table:table-row table:style-name="Table1.1">
          <table:table-cell table:style-name="Table1.A4" office:value-type="string">
            <text:p text:style-name="P10"><text:span text:style-name="T17">LD</text:span></text:p>
          </table:table-cell>
          <table:table-cell table:style-name="Table1.B4" office:value-type="string">
            <text:p text:style-name="P10"><text:span text:style-name="T18">address</text:span></text:p>
          </table:table-cell>
          <table:table-cell table:style-name="Table1.C4" office:value-type="string">
            <text:p text:style-name="P10"><text:span text:style-name="T17">Copy the value at </text:span><text:span text:style-name="T18">address</text:span><text:span text:style-name="T17"> into the AC register</text:span></text:p>
          </table:table-cell>
          <table:table-cell table:style-name="Table1.C4" office:value-type="string">
            <text:p text:style-name="P10"><text:span text:style-name="T17">AC  (</text:span><text:span text:style-name="T18">address</text:span><text:span text:style-name="T17">)</text:span></text:p>
          </table:table-cell>
        </table:table-row>
        <table:table-row table:style-name="Table1.1">
          <table:table-cell table:style-name="Table1.A4" office:value-type="string">
            <text:p text:style-name="P10"><text:span text:style-name="T17">ST</text:span></text:p>
          </table:table-cell>
          <table:table-cell table:style-name="Table1.B4" office:value-type="string">
            <text:p text:style-name="P10"><text:span text:style-name="T18">address </text:span></text:p>
          </table:table-cell>
          <table:table-cell table:style-name="Table1.C4" office:value-type="string">
            <text:p text:style-name="P10"><text:span text:style-name="T17">Copy the value in the AC register to </text:span><text:span text:style-name="T18">address</text:span></text:p>
          </table:table-cell>
          <table:table-cell table:style-name="Table1.C4" office:value-type="string">
            <text:p text:style-name="P10"><text:span text:style-name="T17">(</text:span><text:span text:style-name="T18">address</text:span><text:span text:style-name="T17">)  AC</text:span></text:p>
          </table:table-cell>
        </table:table-row>
        <table:table-row table:style-name="Table1.1">
          <table:table-cell table:style-name="Table1.A4" office:value-type="string">
            <text:p text:style-name="P10"><text:span text:style-name="T17">BR</text:span></text:p>
          </table:table-cell>
          <table:table-cell table:style-name="Table1.B4" office:value-type="string">
            <text:p text:style-name="P10"><text:span text:style-name="T18">address </text:span></text:p>
          </table:table-cell>
          <table:table-cell table:style-name="Table1.C4" office:value-type="string">
            <text:p text:style-name="P10"><text:span text:style-name="T17">Next instruction to execute is at </text:span><text:span text:style-name="T18">address</text:span></text:p>
          </table:table-cell>
          <table:table-cell table:style-name="Table1.C4" office:value-type="string">
            <text:p text:style-name="P10"><text:span text:style-name="T17">branch to </text:span><text:span text:style-name="T18">address</text:span></text:p>
          </table:table-cell>
        </table:table-row>
        <table:table-row table:style-name="Table1.1">
          <table:table-cell table:style-name="Table1.A4" office:value-type="string">
            <text:p text:style-name="P10"><text:span text:style-name="T17">CBR</text:span></text:p>
          </table:table-cell>
          <table:table-cell table:style-name="Table1.B4" office:value-type="string">
            <text:p text:style-name="P10"><text:span text:style-name="T18">address </text:span></text:p>
          </table:table-cell>
          <table:table-cell table:style-name="Table1.C4" office:value-type="string">
            <text:p text:style-name="P8"><text:span text:style-name="T17">If AC register is zero then </text:span></text:p>
            <text:p text:style-name="P8"><text:span text:style-name="T17"><text:s/>Next instruction to execute is at </text:span><text:span text:style-name="T18">address</text:span></text:p>
          </table:table-cell>
          <table:table-cell table:style-name="Table1.C4" office:value-type="string">
            <text:p text:style-name="P10"><text:span text:style-name="T17">if AC = 0 branch to </text:span><text:span text:style-name="T18">address</text:span></text:p>
          </table:table-cell>
        </table:table-row>
        <table:table-row table:style-name="Table1.1">
          <table:table-cell table:style-name="Table1.A4" office:value-type="string">
            <text:p text:style-name="P10"><text:span text:style-name="T17">HALT</text:span></text:p>
          </table:table-cell>
          <table:table-cell table:style-name="Table1.B4" office:value-type="string">
            <text:p text:style-name="P10"><text:span text:style-name="T17"><text:s text:c="4"/>11</text:span></text:p>
          </table:table-cell>
          <table:table-cell table:style-name="Table1.C4" office:value-type="string">
            <text:p text:style-name="P10"><text:span text:style-name="T17">Terminate execution</text:span></text:p>
          </table:table-cell>
          <table:table-cell table:style-name="Table1.C4" office:value-type="string">
            <text:p text:style-name="P12"/>
          </table:table-cell>
        </table:table-row>
        <table:table-row table:style-name="Table1.1">
          <table:table-cell table:style-name="Table1.A4" office:value-type="string">
            <text:p text:style-name="P10"><text:span text:style-name="T17">DATA</text:span></text:p>
          </table:table-cell>
          <table:table-cell table:style-name="Table1.B4" office:value-type="string">
            <text:p text:style-name="P10"><text:span text:style-name="T18">value</text:span></text:p>
          </table:table-cell>
          <table:table-cell table:style-name="Table1.C4" office:value-type="string">
            <text:p text:style-name="P10"><text:span text:style-name="T17">Indicates a data </text:span><text:span text:style-name="T18">value</text:span></text:p>
          </table:table-cell>
          <table:table-cell table:style-name="Table1.C4" office:value-type="string">
            <text:p text:style-name="P12"/>
          </table:table-cell>
        </table:table-row>
      </table:table>
      <text:p text:style-name="P48"/>
      <text:p text:style-name="P18"/>
      <text:p text:style-name="P29"><text:span text:style-name="T15">The machine operates as follows: The micro-program is first loaded into high-speed control storage. Each instruction in the micro-program resides in one location of control storage. The CS_PC (Control Storage Program Counter) points to the next microinstruction to be executed; this instruction (initially the one in control storage location zero) is fetched from control storage and placed in the MIR (Microinstruction Register). The microinstruction in the MIR is executed. The CS_PC is then adjusted to point to the next microinstruction to be executed; the entire process then repeats. The micro-program gets the memory address of the next machine language instruction to be interpreted from the PC (Program Counter), adjusts the PC to point to the next machine language instruction and decodes the machine language instruction. <text:s/>Decoding the machine language instruction adjusts the CS_PC and effectively causes a jump to that microinstruction. </text:span></text:p>
      <text:p text:style-name="P29"><text:span text:style-name="T15">The decoded machine language instruction corresponds directly to the primitive operations the hardware can perform; they are much simpler than machine language instructions. </text:span></text:p>
      <text:p text:style-name="P29"><text:span text:style-name="T15">The micro-operations that the SIM can perform are shown below. The micro-program that performs SIM machine language instructions is also shown. <text:s/>Execution of the micro-program begins at location zero with the routine that fetches the next machine language instruction to be executed. </text:span></text:p>
      <text:p text:style-name="P32"><text:span text:style-name="T8">SIM Micro Operations:</text:span></text:p>
      <text:p text:style-name="P33"><text:span text:style-name="T15">Register transfers (Reg is AC, PC, or TMPR):</text:span></text:p>
      <text:p text:style-name="P42"><text:span text:style-name="T15">MBR  REG</text:span></text:p>
      <text:p text:style-name="P42"><text:span text:style-name="T15">REG  MBR</text:span></text:p>
      <text:p text:style-name="P42"><text:span text:style-name="T15">MAR REG</text:span></text:p>
      <text:p text:style-name="P35"/>
      <text:p text:style-name="P33"><text:span text:style-name="T15">Primary Storage Operations:</text:span></text:p>
      <text:p text:style-name="P42"><text:span text:style-name="T15">Read<text:tab/>(data from the primary storage location named in the MAR is placed in the MBR)</text:span></text:p>
      <text:p text:style-name="P42"><text:span text:style-name="T15">Write<text:tab/>(data in the MBR is placed in the primary storage location named in the MAR)</text:span></text:p>
      <text:p text:style-name="P35"/>
      <text:p text:style-name="P33"><text:span text:style-name="T15">Operations involving the AC:</text:span></text:p>
      <text:p text:style-name="P42"><text:span text:style-name="T15">AC  AC + REG</text:span></text:p>
      <text:p text:style-name="P42"><text:span text:style-name="T15">AC  AC - REG</text:span></text:p>
      <text:p text:style-name="P42"><text:span text:style-name="T15">AC  REG</text:span></text:p>
      <text:p text:style-name="P42"><text:span text:style-name="T15">REG  AC</text:span></text:p>
      <text:p text:style-name="P42"><text:span text:style-name="T15">AC  REG + 1</text:span></text:p>
      <text:p text:style-name="P13"/>
      <text:p text:style-name="P30"><text:span text:style-name="T15">The micro-programmed machine operates as follows: Initially, the CS_PC is set to zero-the location of the microcode routine that performs a machine language instruction fetch. The next machine language instruction to be executed is fetched from the location whose address is in the PC (also initially set to zero). The READ operation causes this instruction to be loaded from primary storage into the MBR and moved to the IR. The instruction</text:span></text:p>
      <text:p text:style-name="P29"><text:span text:style-name="T15">CS_PC decoded IR </text:span></text:p>
      <text:p text:style-name="P32"><text:span text:style-name="T15">sets the CS_PC to the address of the proper microcode routine (in control storage) for interpreting the machine language instruction. <text:s/>The next microinstruction execution cycle causes control to be transferred to this microcode routine.</text:span></text:p>
      <text:p text:style-name="P14"/>
      <text:p text:style-name="P15"><text:span text:style-name="T2">Example:</text:span></text:p>
      <text:p text:style-name="P13"/>
      <text:p text:style-name="P15"><text:span text:style-name="T5">If the AC = 4 and PC = 27 and memory has the following:</text:span></text:p>
      <text:p text:style-name="P13"/>
      <text:p text:style-name="P20"><text:span text:style-name="T5">[27]<text:tab/>ADD <text:tab/>50</text:span></text:p>
      <text:p text:style-name="P20"><text:span text:style-name="T5">…</text:span></text:p>
      <text:p text:style-name="P20"><text:span text:style-name="T5">[50]<text:tab/>207</text:span></text:p>
      <text:p text:style-name="P13"/>
      <text:p text:style-name="P15"><text:span text:style-name="T5">Would execute the following micro code instructions:</text:span></text:p>
      <text:p text:style-name="P15"><text:span text:style-name="T5">CS_PC</text:span></text:p>
      <text:p text:style-name="P39"><text:span text:style-name="T15">(00) <text:tab/>MAR <text:tab/><text:tab/>PC <text:tab/>{moves 27 into the MAR} </text:span></text:p>
      <text:p text:style-name="P39"><draw:frame draw:style-name="fr2" text:anchor-type="paragraph" svg:x="0in" svg:y="0.0764in" svg:width="0.4083in" svg:height="0.6165in" draw:z-index="3"><draw:text-box><text:p text:style-name="Frame_20_contents"><text:span text:style-name="T13">fetch</text:span></text:p></draw:text-box></draw:frame><text:span text:style-name="T15">(01) <text:tab/>READ : MBR <text:tab/> RAM(MAR)<text:tab/>{MBR has the “ADD 50”} </text:span></text:p>
      <text:p text:style-name="P39"><text:span text:style-name="T15">(02) <text:tab/>TMPR <text:tab/> AC</text:span></text:p>
      <text:p text:style-name="P39"><text:span text:style-name="T15">(03)<text:tab/>AC<text:tab/> PC<text:tab/> </text:span></text:p>
      <text:p text:style-name="P39"><text:span text:style-name="T15">(04) <text:tab/>AC <text:tab/> AC + 1 <text:tab/> </text:span></text:p>
      <text:p text:style-name="P39"><text:span text:style-name="T15">(05) <text:tab/>PC <text:tab/> AC <text:tab/>{PC is updated to 28}</text:span></text:p>
      <text:p text:style-name="P39"><draw:frame draw:style-name="fr2" text:anchor-type="paragraph" svg:x="0in" svg:y="0.1598in" svg:width="0.4083in" svg:height="0.6665in" draw:z-index="4"><draw:text-box><text:p text:style-name="Frame_20_contents"><text:span text:style-name="T13">decode</text:span></text:p></draw:text-box></draw:frame><text:span text:style-name="T15">(06) <text:tab/>AC <text:tab/> TMPR </text:span></text:p>
      <text:p text:style-name="P39"><text:span text:style-name="T15"><text:tab/> </text:span></text:p>
      <text:p text:style-name="P39"><text:span text:style-name="T15">(07) <text:tab/>IR <text:tab/><text:tab/>MBR <text:tab/>{IR has “ADD”} </text:span></text:p>
      <text:p text:style-name="P39"><text:span text:style-name="T15">(08)<text:tab/>CS_PC<text:tab/> decode IR<text:tab/>{CS_PC gets ADD (10)…jump to 10}</text:span></text:p>
      <text:p text:style-name="P37"/>
      <text:p text:style-name="P39"><text:span text:style-name="T15">(10) <text:tab/>TMPR <text:tab/><text:tab/>MBR <text:tab/>{TMPR has “50”} </text:span></text:p>
      <text:p text:style-name="P39"><draw:frame draw:style-name="fr2" text:anchor-type="paragraph" svg:x="0in" svg:y="0.0181in" svg:width="0.4083in" svg:height="0.6165in" draw:z-index="7"><draw:text-box><text:p text:style-name="Frame_20_contents"><text:span text:style-name="T13">execute</text:span></text:p></draw:text-box></draw:frame><text:span text:style-name="T15">(11) <text:tab/>MAR <text:tab/><text:tab/>TMPR <text:tab/>{MAR has “50”} </text:span></text:p>
      <text:p text:style-name="P39"><text:span text:style-name="T15">(12) <text:tab/>READ: MBR<text:tab/> RAM(MAR)<text:tab/>{MBR has value 207} </text:span></text:p>
      <text:p text:style-name="P39"><text:span text:style-name="T15">(13) <text:tab/>TMPR <text:tab/><text:tab/>MBR <text:tab/>{TMPR has value 207} </text:span></text:p>
      <text:p text:style-name="P39"><text:span text:style-name="T15">(14) <text:tab/>AC <text:tab/><text:tab/>AC + TMPR <text:tab/>{add 207 to AC, AC is 211} </text:span></text:p>
      <text:p text:style-name="P39"><text:span text:style-name="T15">(15)<text:tab/>CS_PC<text:tab/> 0<text:tab/>{prepare for fetch next micro instruction}</text:span></text:p>
      <text:p text:style-name="P37"/>
      <text:p text:style-name="P13"/>
      <text:p text:style-name="P13"/>
      <text:p text:style-name="Footer"/>
      <text:p text:style-name="P41"/>
      <text:p text:style-name="P40"><text:span text:style-name="T15">Instruction fetch: <text:tab/><text:tab/><text:tab/><text:tab/></text:span></text:p>
      <text:p text:style-name="P40"><text:span text:style-name="T15">(00) <text:tab/>MAR <text:tab/><text:tab/>PC <text:tab/>{get addr next instr} </text:span></text:p>
      <text:p text:style-name="P40"><text:span text:style-name="T15">(01) <text:tab/>READ : MBR <text:tab/> RAM(MAR)<text:tab/>{get next instr} </text:span></text:p>
      <text:p text:style-name="P40"><text:span text:style-name="T15">(02) <text:tab/>TMPR <text:tab/> AC <text:tab/>{save AC to TMPR} </text:span></text:p>
      <text:p text:style-name="P40"><text:span text:style-name="T15">(03)<text:tab/>AC<text:tab/> PC</text:span></text:p>
      <text:p text:style-name="P40"><text:span text:style-name="T15">(04) <text:tab/>AC <text:tab/> AC + 1 <text:tab/>{increment PC to point ... } </text:span></text:p>
      <text:p text:style-name="P40"><text:span text:style-name="T15">(05) <text:tab/>PC <text:tab/> AC <text:tab/>{ ... to next instr} </text:span></text:p>
      <text:p text:style-name="P40"><text:span text:style-name="T15">(06) <text:tab/>AC <text:tab/> TMPR <text:tab/>{restore AC from TMPR} </text:span></text:p>
      <text:p text:style-name="P40"><text:span text:style-name="T15">(07) <text:tab/>IR <text:tab/><text:tab/>MBR <text:tab/>{pick off instruction…} </text:span></text:p>
      <text:p text:style-name="P40"><text:span text:style-name="T15">(08)<text:tab/>CS_PC<text:tab/> decode IR<text:tab/>{determine next microprogram instruction}</text:span></text:p>
      <text:p text:style-name="P38"/>
      <text:p text:style-name="P40"><text:span text:style-name="T15">ADD: <text:tab/><text:tab/><text:tab/><text:tab/><text:tab/></text:span></text:p>
      <text:p text:style-name="P40"><text:span text:style-name="T15">(10) <text:tab/>TMPR <text:tab/><text:tab/>MBR <text:tab/>{pick off address ... } </text:span></text:p>
      <text:p text:style-name="P40"><text:span text:style-name="T15">(11) <text:tab/>MAR <text:tab/><text:tab/>TMPR <text:tab/>{ get address of operand} </text:span></text:p>
      <text:p text:style-name="P40"><text:span text:style-name="T15">(12) <text:tab/>READ: MBR<text:tab/> RAM(MAR)<text:tab/>{storage contents to MBR} </text:span></text:p>
      <text:p text:style-name="P40"><text:span text:style-name="T15">(13) <text:tab/>TMPR <text:tab/><text:tab/>MBR <text:tab/>{storage contents to TMPR} </text:span></text:p>
      <text:p text:style-name="P40"><text:span text:style-name="T15">(14) <text:tab/>AC <text:tab/><text:tab/>AC + TMPR <text:tab/>{add storage contents to AC} </text:span></text:p>
      <text:p text:style-name="P40"><text:span text:style-name="T15">(15)<text:tab/>CS_PC<text:tab/> 0<text:tab/>{prepare for fetch}</text:span></text:p>
      <text:p text:style-name="P38"/>
      <text:p text:style-name="P40"><text:span text:style-name="T15">SUB: <text:tab/><text:tab/><text:tab/><text:tab/><text:tab/></text:span></text:p>
      <text:p text:style-name="P40"><text:span text:style-name="T15">(20) <text:tab/>TMPR <text:tab/><text:tab/>MBR <text:tab/>{pick off address ... } </text:span></text:p>
      <text:p text:style-name="P40"><text:span text:style-name="T15">(21) <text:tab/>MAR <text:tab/><text:tab/>TMPR <text:tab/>{ get address of operand} </text:span></text:p>
      <text:p text:style-name="P40"><text:span text:style-name="T15">(22) <text:tab/>READ: MBR<text:tab/> RAM(MAR)<text:tab/>{storage contents to MBR} </text:span></text:p>
      <text:p text:style-name="P40"><text:span text:style-name="T15">(23) <text:tab/>TMPR <text:tab/><text:tab/>MBR <text:tab/>{storage contents to TMPR} </text:span></text:p>
      <text:p text:style-name="P40"><text:span text:style-name="T15">(24) <text:tab/>ACC <text:tab/><text:tab/>ACC - TMPR <text:tab/>{subtract contents from AC} </text:span></text:p>
      <text:p text:style-name="P40"><text:span text:style-name="T15">(25)<text:tab/>CS_PC<text:tab/> 0<text:tab/>{prepare for fetch}</text:span></text:p>
      <text:p text:style-name="P38"/>
      <text:p text:style-name="P40"><text:span text:style-name="T15">LOAD: <text:tab/><text:tab/><text:tab/><text:tab/><text:tab/></text:span></text:p>
      <text:p text:style-name="P40"><text:span text:style-name="T15">(30) <text:tab/>TMPR <text:tab/><text:tab/>MBR <text:tab/>{pick off address ... } </text:span></text:p>
      <text:p text:style-name="P40"><text:span text:style-name="T15">(31) <text:tab/>MAR <text:tab/><text:tab/>TMPR <text:tab/>{ get address of operand} </text:span></text:p>
      <text:p text:style-name="P40"><text:span text:style-name="T15">(32) <text:tab/>READ: MBR<text:tab/> RAM(MAR)<text:tab/>{storage contents to MBR} </text:span></text:p>
      <text:p text:style-name="P40"><text:span text:style-name="T15">(33) <text:tab/>AC <text:tab/><text:tab/>MBR <text:tab/>{storage contents to AC} </text:span></text:p>
      <text:p text:style-name="P40"><text:span text:style-name="T15">(34)<text:tab/>CS_PC<text:tab/> 0<text:tab/>{prepare for fetch}</text:span></text:p>
      <text:p text:style-name="P38"/>
      <text:p text:style-name="P40"><text:span text:style-name="T15">STORE: </text:span></text:p>
      <text:p text:style-name="P40"><text:span text:style-name="T15">(40) <text:tab/>TMPR <text:tab/>MBR<text:tab/>{pick off address ... }</text:span></text:p>
      <text:p text:style-name="P40"><text:span text:style-name="T15">(41) <text:tab/>MAR <text:tab/><text:tab/>TMPR <text:tab/>{ get address of operand} </text:span></text:p>
      <text:p text:style-name="P40"><text:span text:style-name="T15">(42) <text:tab/>MBR <text:tab/> AC<text:tab/>{ prepare to write from MBR}</text:span></text:p>
      <text:p text:style-name="P40"><text:span text:style-name="T15">(43) <text:tab/>WRITE: RAM(MAR)  MBR<text:tab/>{storage contents from MBR} </text:span></text:p>
      <text:p text:style-name="P40"><text:span text:style-name="T15">(44)<text:tab/>CS_PC<text:tab/> 0<text:tab/>{prepare for fetch}</text:span></text:p>
      <text:p text:style-name="P38"/>
      <text:p text:style-name="P40"><text:span text:style-name="T15">BRANCH:</text:span></text:p>
      <text:p text:style-name="P40"><text:span text:style-name="T15">(50)<text:tab/>PC<text:tab/> MBR<text:tab/>{pick off address to branch…}</text:span></text:p>
      <text:p text:style-name="P40"><text:span text:style-name="T15">(51)<text:tab/>CS_PC<text:tab/> 0<text:tab/>{prepare for fetch</text:span></text:p>
      <text:p text:style-name="P38"/>
      <text:p text:style-name="P40"><text:span text:style-name="T15">COND BRANCH:</text:span></text:p>
      <text:p text:style-name="P40"><text:span text:style-name="T15">(60)<text:tab/>SKIP IF AC == 0<text:tab/><text:tab/>{if AC=0 branch to 62)</text:span></text:p>
      <text:p text:style-name="P40"><text:span text:style-name="T15">(61)<text:tab/>CS_PC <text:tab/> 63<text:tab/>{AC not 0, branch to 63}</text:span></text:p>
      <text:p text:style-name="P40"><text:span text:style-name="T15">(62)<text:tab/>PC <text:tab/> MBR<text:tab/>{pick off address to branch…}</text:span></text:p>
      <text:p text:style-name="P40"><text:span text:style-name="T15">(63)<text:tab/>CS_PC<text:tab/> 0<text:tab/>{prepare for fetch}</text:span></text:p>
      <text:p text:style-name="Footer"><text:soft-page-break/></text:p>
      <text:p text:style-name="P44"><text:span text:style-name="T15">Write a C++ program to simulate the operations on the SIM. <text:s/>Use a 256 element array to simulate primary storage. Each word of storage has 16 bits. Use variables to represent the various registers, including the AC, PC, IR, MAR, MBR, TMPR and PSW. <text:s/>Use C++ language statements to implement each micro-operation. For example, adding the contents of the temporary register to the accumulator can be accomplished by the C++ statement </text:span></text:p>
      <text:p text:style-name="P46"/>
      <text:p text:style-name="P45"><text:span text:style-name="T15">AC = AC + TMPR; </text:span></text:p>
      <text:p text:style-name="P36"/>
      <text:p text:style-name="P34"><text:span text:style-name="T15">You program should ask for the name of the input file that contains the machine language instructions (use mnemonics) to be executed. <text:s/>It should be loaded into the memory array at the start of the program. <text:s/>The HALT instruction prints the contents all locations in the SIM’s memory that are meaningful and ends the SIM program.</text:span></text:p>
      <text:p text:style-name="P36"/>
      <text:p text:style-name="P36"/>
      <text:p text:style-name="P3"><text:span text:style-name="T16">Files for the program:</text:span></text:p>
      <text:p text:style-name="P43"><text:span text:style-name="T15">I will provide several machine language programs for you to run on your simulator.</text:span></text:p>
      <text:p text:style-name="P24"/>
      <text:p text:style-name="P25"><text:span text:style-name="T4">Files can be copied from my directory:</text:span></text:p>
      <text:p text:style-name="P25"><text:span text:style-name="T4"><text:s text:c="6"/>~zimmer/csci380/132/p1/</text:span></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alibri" svg:font-family="Calibri"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fo:line-height="115%" fo:orphans="2" fo:widows="2" style:writing-mode="lr-tb"/>
      <style:text-properties style:use-window-font-color="true" style:font-name="Calibri" fo:font-size="11pt" style:font-size-asian="11pt" style:font-size-complex="11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Style" style:family="paragraph" style:default-outline-level="">
      <style:paragraph-properties fo:orphans="0" fo:widows="0" style:writing-mode="lr-tb"/>
      <style:text-properties style:use-window-font-color="true" fo:font-size="12pt" style:font-size-asian="12pt" style:font-size-complex="12pt"/>
    </style:style>
    <style:style style:name="Balloon_20_Text" style:display-name="Balloon Text" style:family="paragraph" style:parent-style-name="Standard" style:default-outline-level="">
      <style:paragraph-properties fo:margin-top="0in" fo:margin-bottom="0in" fo:line-height="100%"/>
      <style:text-properties style:font-name="Tahoma" fo:font-size="8pt" style:font-size-asian="8pt" style:font-name-complex="Tahoma1" style:font-size-complex="8pt"/>
    </style:style>
    <style:style style:name="Plain_20_Text" style:display-name="Plain Text" style:family="paragraph" style:parent-style-name="Standard" style:default-outline-level="">
      <style:paragraph-properties fo:margin-top="0in" fo:margin-bottom="0in" fo:line-height="100%"/>
      <style:text-properties style:font-name="Consolas" fo:font-size="10.5pt" style:font-size-asian="10.5pt" style:font-size-complex="10.5pt"/>
    </style:style>
    <style:style style:name="Title" style:family="paragraph" style:parent-style-name="Standard" style:next-style-name="Subtitle" style:default-outline-level="" style:class="chapter">
      <style:paragraph-properties fo:margin-top="0in" fo:margin-bottom="0in" fo:line-height="150%" fo:text-align="center" style:justify-single-word="false"/>
      <style:text-properties style:font-name="Times" fo:font-size="14pt" style:text-underline-style="solid" style:text-underline-width="auto" style:text-underline-color="font-color" fo:font-weight="bold" style:font-size-asian="14pt" style:font-weight-asian="bold" style:font-size-complex="10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rame_20_contents" style:display-name="Frame contents" style:family="paragraph" style:parent-style-name="Text_20_body" style:class="extra"/>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name-asian="Times New Roman1" style:font-size-asian="8pt" style:font-name-complex="Tahoma1" style:font-size-complex="8pt"/>
    </style:style>
    <style:style style:name="Plain_20_Text_20_Char" style:display-name="Plain Text Char" style:family="text" style:parent-style-name="Default_20_Paragraph_20_Font">
      <style:text-properties style:font-name="Consolas" fo:font-size="10.5pt" style:font-size-asian="10.5pt" style:font-size-complex="10.5pt"/>
    </style:style>
    <style:style style:name="Title_20_Char" style:display-name="Title Char" style:family="text" style:parent-style-name="Default_20_Paragraph_20_Font">
      <style:text-properties style:font-name="Times" fo:font-size="14pt" style:text-underline-style="solid" style:text-underline-width="auto" style:text-underline-color="font-color" fo:font-weight="bold" style:font-size-asian="14pt" style:font-weight-asian="bold" style:font-size-complex="10pt"/>
    </style:style>
    <style:style style:name="Header_20_Char" style:display-name="Header Char" style:family="text" style:parent-style-name="Default_20_Paragraph_20_Font">
      <style:text-properties style:font-name="Calibri" style:font-name-asian="Times New Roman1" style:font-name-complex="Times New Roman1"/>
    </style:style>
    <style:style style:name="Footer_20_Char" style:display-name="Footer Char" style:family="text" style:parent-style-name="Default_20_Paragraph_20_Font">
      <style:text-properties style:font-name="Calibri" style:font-name-asian="Times New Roman1" style:font-name-complex="Times New Roman1"/>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3.5626in" style:type="center"/>
          <style:tab-stop style:position="7.0626in" style:type="right"/>
        </style:tab-stops>
      </style:paragraph-properties>
    </style:style>
    <style:style style:name="MP2" style:family="paragraph" style:parent-style-name="Footer">
      <style:paragraph-properties>
        <style:tab-stops>
          <style:tab-stop style:position="3.25in" style:type="center"/>
          <style:tab-stop style:position="7.0626in" style:type="right"/>
        </style:tab-stops>
      </style:paragraph-properties>
    </style:style>
    <style:style style:name="MT1" style:family="text">
      <style:text-properties style:font-name="Times New Roman" fo:font-size="12pt" style:font-size-asian="12pt" style:font-size-complex="12pt"/>
    </style:style>
    <style:style style:name="MT2" style:family="text">
      <style:text-properties style:font-name="Times New Roman" fo:font-size="12pt" fo:font-weight="bold" style:font-size-asian="12pt" style:font-weight-asian="bold" style:font-size-complex="12pt"/>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5in" fo:margin-bottom="0.5in" fo:margin-left="0.7in" fo:margin-right="0.7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3">
      <style:page-layout-properties fo:page-width="8.5in" fo:page-height="11in" style:num-format="1" style:print-orientation="portrait" fo:margin-top="0.5in" fo:margin-bottom="0.2in" fo:margin-left="1in" fo:margin-right="1in" style:writing-mode="lr-tb" style:layout-grid-color="#c0c0c0" style:layout-grid-lines="41"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in" fo:margin-left="0in" fo:margin-right="0in" fo:margin-bottom="0.0602in" style:dynamic-spacing="true"/>
      </style:header-style>
      <style:footer-style>
        <style:header-footer-properties fo:min-height="0.3in" fo:margin-left="0in" fo:margin-right="0in" fo:margin-top="0.2602in" style:dynamic-spacing="true"/>
      </style:footer-style>
    </style:page-layout>
    <number:date-style style:name="N5120" number:language="en" number:country="US">
      <number:month/>
      <number:text>/</number:text>
      <number:day/>
      <number:text>/</number:text>
      <number:year number:style="long"/>
    </number:date-style>
  </office:automatic-styles>
  <office:master-styles>
    <style:master-page style:name="Standard" style:page-layout-name="Mpm1">
      <style:header>
        <text:p text:style-name="Header"><text:span text:style-name="MT1">Zimmer<text:tab/>CSCI 380<text:tab/>Spring 2013 (132)</text:span></text:p>
      </style:header>
      <style:footer>
        <text:p text:style-name="Footer"><text:date style:data-style-name="N5120" text:date-value="2013-02-22T07:59:47.99">2/22/2013</text:date><text:tab/><text:tab/><text:page-number text:select-page="current">1</text:page-number></text:p>
      </style:footer>
    </style:master-page>
    <style:master-page style:name="Converted1" style:page-layout-name="Mpm2">
      <style:header>
        <text:p text:style-name="MP1"><text:span text:style-name="MT1">Zimmer<text:tab/>CSCI 380<text:tab/>Spring 2013 (132)</text:span></text:p>
      </style:header>
      <style:footer>
        <text:p text:style-name="MP2"><text:date style:data-style-name="N5120" text:date-value="2013-02-22T07:59:47.99">2/22/2013</text:date><text:tab/><text:tab/><text:page-number text:select-page="current">2</text:page-number></text:p>
      </style:footer>
    </style:master-page>
    <style:master-page style:name="Converted2" style:page-layout-name="Mpm1">
      <style:header>
        <text:p text:style-name="Header"><text:span text:style-name="MT1">Zimmer<text:tab/>CSCI 380<text:tab/>Spring 2013 (132)</text:span></text:p>
      </style:header>
      <style:footer>
        <text:p text:style-name="Footer"><text:date style:data-style-name="N5120" text:date-value="2013-02-22T07:59:47.99">2/22/2013</text:date><text:tab/><text:tab/><text:page-number text:select-page="current">4</text:page-number></text:p>
      </style:footer>
    </style:master-page>
    <style:master-page style:name="Converted3" style:page-layout-name="Mpm3">
      <style:header>
        <text:p text:style-name="Header"><text:span text:style-name="MT2">Microprogram that interprets the SIM machine language programs</text:span></text:p>
      </style:header>
      <style:footer>
        <text:p text:style-name="Footer"><text:tab/><text:tab/><text:page-number text:select-page="current">6</text:page-number></text:p>
      </style:footer>
    </style:master-page>
    <style:master-page style:name="Converted4" style:page-layout-name="Mpm1">
      <style:header>
        <text:p text:style-name="Header"><text:span text:style-name="MT1">Zimmer<text:tab/>CSCI380<text:tab/>Spring 2013</text:span></text:p>
      </style:header>
      <style:footer>
        <text:p text:style-name="Footer"><text:tab/><text:tab/><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IMMER</meta:initial-creator>
    <dc:creator>Zimmer, Ellen</dc:creator>
    <meta:editing-cycles>7</meta:editing-cycles>
    <meta:creation-date>2013-01-30T01:00:00</meta:creation-date>
    <dc:date>2013-02-17T14:51:00</dc:date>
    <meta:editing-duration>PT38S</meta:editing-duration>
    <meta:generator>LibreOffice/3.5$Linux_X86_64 LibreOffice_project/350m1$Build-2</meta:generator>
    <meta:document-statistic meta:table-count="1" meta:image-count="0" meta:object-count="0" meta:page-count="7" meta:paragraph-count="162" meta:word-count="1595" meta:character-count="9202" meta:non-whitespace-character-count="7560"/>
    <meta:user-defined meta:name="AppVersion">14.0000</meta:user-defined>
    <meta:user-defined meta:name="Company">Edinboro University of P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